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14.09pt" svg:height="570.39pt" svg:x="83.25pt" svg:y="70.61pt">
            <draw:object draw:notify-on-update-of-ranges="Sheet1.A2:Sheet1.A5 Sheet1.B1:Sheet1.B1 Sheet1.B2:Sheet1.B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rep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Proc</text:p>
          </table:table-cell>
          <table:table-cell/>
        </table:table-row>
        <table:table-row table:style-name="ro1">
          <table:table-cell office:value-type="string" calcext:value-type="string">
            <text:p>Lib</text:p>
          </table:table-cell>
          <table:table-cell office:value-type="float" office:value="3913.54344" calcext:value-type="float">
            <text:p>3913.54344</text:p>
          </table:table-cell>
          <table:table-cell office:value-type="float" office:value="149237.13915" calcext:value-type="float">
            <text:p>149237.13915</text:p>
          </table:table-cell>
          <table:table-cell office:value-type="float" office:value="1487.29794" calcext:value-type="float">
            <text:p>1487.2979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</text:p>
          </table:table-cell>
          <table:table-cell office:value-type="float" office:value="1162.09303" calcext:value-type="float">
            <text:p>1162.09303</text:p>
          </table:table-cell>
          <table:table-cell office:value-type="float" office:value="292685.39386" calcext:value-type="float">
            <text:p>292685.39386</text:p>
          </table:table-cell>
          <table:table-cell office:value-type="float" office:value="1779.46487" calcext:value-type="float">
            <text:p>1779.4648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</text:p>
          </table:table-cell>
          <table:table-cell office:value-type="float" office:value="1156.26346" calcext:value-type="float">
            <text:p>1156.26346</text:p>
          </table:table-cell>
          <table:table-cell office:value-type="float" office:value="134412.95329" calcext:value-type="float">
            <text:p>134412.95329</text:p>
          </table:table-cell>
          <table:table-cell office:value-type="float" office:value="1232.12113" calcext:value-type="float">
            <text:p>1232.1211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rocCF</text:p>
          </table:table-cell>
          <table:table-cell office:value-type="float" office:value="1178.26481" calcext:value-type="float">
            <text:p>1178.26481</text:p>
          </table:table-cell>
          <table:table-cell office:value-type="float" office:value="139074.69172" calcext:value-type="float">
            <text:p>139074.69172</text:p>
          </table:table-cell>
          <table:table-cell office:value-type="float" office:value="313.93005" calcext:value-type="float">
            <text:p>313.9300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9">00/00/0000</text:date>, <text:time style:data-style-name="N2" text:time-value="10:31:15.603010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3:21:36.485375246</meta:creation-date>
    <dc:date>2019-08-09T11:23:28.628935133</dc:date>
    <meta:editing-duration>PT1H25M19S</meta:editing-duration>
    <meta:editing-cycles>7</meta:editing-cycles>
    <meta:generator>LibreOffice/6.0.7.3$Linux_X86_64 LibreOffice_project/0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776cm" svg:height="20.123cm" xlink:href=".." xlink:type="simple" chart:class="chart:bar" chart:style-name="ch1">
        <chart:title svg:x="14.894cm" svg:y="0.538cm" chart:style-name="ch2">
          <text:p>Total runtime (microseconds)</text:p>
        </chart:title>
        <chart:legend chart:legend-position="end" svg:x="34.227cm" svg:y="9.264cm" style:legend-expansion="high" chart:style-name="ch3"/>
        <chart:plot-area chart:style-name="ch4" table:cell-range-address="Sheet1.A1:Sheet1.D5" chart:data-source-has-labels="both" svg:x="0.715cm" svg:y="1.719cm" svg:width="32.797cm" svg:height="18.002cm">
          <chartooo:coordinate-region svg:x="2.077cm" svg:y="1.918cm" svg:width="31.435cm" svg:height="17.156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5" chart:label-cell-address="Sheet1.B1:Sheet1.B1" chart:class="chart:bar">
            <chart:data-point chart:repeated="4"/>
          </chart:series>
          <chart:series chart:style-name="ch9" chart:values-cell-range-address="Sheet1.C2:Sheet1.C5" chart:label-cell-address="Sheet1.C1:Sheet1.C1" chart:class="chart:bar">
            <chart:data-point chart:repeated="4"/>
          </chart:series>
          <chart:series chart:style-name="ch10" chart:values-cell-range-address="Sheet1.D2:Sheet1.D5" chart:label-cell-address="Sheet1.D1:Sheet1.D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p</text:p>
                <draw:g>
                  <svg:desc>Sheet1.B1:Sheet1.B1</svg:desc>
                </draw:g>
              </table:table-cell>
              <table:table-cell office:value-type="string">
                <text:p>Read</text:p>
                <draw:g>
                  <svg:desc>Sheet1.C1:Sheet1.C1</svg:desc>
                </draw:g>
              </table:table-cell>
              <table:table-cell office:value-type="string">
                <text:p>Proc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b</text:p>
                <draw:g>
                  <svg:desc>Sheet1.A2:Sheet1.A5</svg:desc>
                </draw:g>
              </table:table-cell>
              <table:table-cell office:value-type="float" office:value="3913.54344">
                <text:p>3913.54344</text:p>
                <draw:g>
                  <svg:desc>Sheet1.B2:Sheet1.B5</svg:desc>
                </draw:g>
              </table:table-cell>
              <table:table-cell office:value-type="float" office:value="149237.13915">
                <text:p>149237.13915</text:p>
                <draw:g>
                  <svg:desc>Sheet1.C2:Sheet1.C5</svg:desc>
                </draw:g>
              </table:table-cell>
              <table:table-cell office:value-type="float" office:value="1487.29794">
                <text:p>1487.29794</text:p>
                <draw:g>
                  <svg:desc>Sheet1.D2:Sheet1.D5</svg:desc>
                </draw:g>
              </table:table-cell>
            </table:table-row>
            <table:table-row>
              <table:table-cell office:value-type="string">
                <text:p>Proc</text:p>
              </table:table-cell>
              <table:table-cell office:value-type="float" office:value="1162.09303">
                <text:p>1162.09303</text:p>
              </table:table-cell>
              <table:table-cell office:value-type="float" office:value="292685.39386">
                <text:p>292685.39386</text:p>
              </table:table-cell>
              <table:table-cell office:value-type="float" office:value="1779.46487">
                <text:p>1779.46487</text:p>
              </table:table-cell>
            </table:table-row>
            <table:table-row>
              <table:table-cell office:value-type="string">
                <text:p>ProcC</text:p>
              </table:table-cell>
              <table:table-cell office:value-type="float" office:value="1156.26346">
                <text:p>1156.26346</text:p>
              </table:table-cell>
              <table:table-cell office:value-type="float" office:value="134412.95329">
                <text:p>134412.95329</text:p>
              </table:table-cell>
              <table:table-cell office:value-type="float" office:value="1232.12113">
                <text:p>1232.12113</text:p>
              </table:table-cell>
            </table:table-row>
            <table:table-row>
              <table:table-cell office:value-type="string">
                <text:p>ProcCF</text:p>
              </table:table-cell>
              <table:table-cell office:value-type="float" office:value="1178.26481">
                <text:p>1178.26481</text:p>
              </table:table-cell>
              <table:table-cell office:value-type="float" office:value="139074.69172">
                <text:p>139074.69172</text:p>
              </table:table-cell>
              <table:table-cell office:value-type="float" office:value="313.93005">
                <text:p>313.93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